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alibri" svg:font-family="Calibri" style:font-family-generic="roman" style:font-pitch="variable"/>
    <style:font-face style:name="DejaVu Sans Mono" svg:font-family="'DejaVu Sans Mono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paragraph-rsid="001c1496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text-properties fo:font-size="12pt" style:font-size-asian="12pt" style:font-size-complex="12pt"/>
    </style:style>
    <style:style style:name="P4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5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/>
    </style:style>
    <style:style style:name="P6" style:family="paragraph" style:parent-style-name="Standard">
      <style:paragraph-properties fo:text-align="end" style:justify-single-word="false"/>
    </style:style>
    <style:style style:name="P7" style:family="paragraph" style:parent-style-name="Standard">
      <style:paragraph-properties fo:text-align="justify" style:justify-single-word="false"/>
    </style:style>
    <style:style style:name="P8" style:family="paragraph" style:parent-style-name="Standard">
      <style:paragraph-properties fo:text-align="end" style:justify-single-word="false"/>
      <style:text-properties officeooo:rsid="001c1496" officeooo:paragraph-rsid="001c1496"/>
    </style:style>
    <style:style style:name="P9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normal" officeooo:rsid="000d7a50" officeooo:paragraph-rsid="001c1496" style:text-blinking="false" fo:background-color="transparent" style:font-size-asian="8.75pt" style:font-size-complex="10pt"/>
    </style:style>
    <style:style style:name="P10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normal" officeooo:rsid="000fdaf2" officeooo:paragraph-rsid="001c1496" style:text-blinking="false" fo:background-color="transparent" style:font-size-asian="8.75pt" style:font-size-complex="10pt"/>
    </style:style>
    <style:style style:name="P11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normal" officeooo:rsid="0010187d" officeooo:paragraph-rsid="001c1496" style:text-blinking="false" fo:background-color="transparent" style:font-size-asian="8.75pt" style:font-size-complex="10pt"/>
    </style:style>
    <style:style style:name="P12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normal" officeooo:rsid="0010c6f9" officeooo:paragraph-rsid="001c1496" style:text-blinking="false" fo:background-color="transparent" style:font-size-asian="8.75pt" style:font-size-complex="10pt"/>
    </style:style>
    <style:style style:name="P13" style:family="paragraph" style:parent-style-name="Standard">
      <style:paragraph-properties fo:text-align="start" style:justify-single-word="false"/>
      <style:text-properties fo:font-variant="normal" fo:text-transform="none" fo:color="#bdbdbd" style:text-line-through-style="none" style:text-line-through-type="none" style:font-name="DejaVu Sans Mono" fo:font-size="9pt" fo:font-style="normal" style:text-underline-style="none" fo:font-weight="normal" officeooo:rsid="0010187d" officeooo:paragraph-rsid="001c1496" style:text-blinking="false" fo:background-color="transparent" style:font-size-asian="9pt" style:font-style-asian="normal" style:font-weight-asian="normal" style:font-size-complex="10pt"/>
    </style:style>
    <style:style style:name="P14" style:family="paragraph" style:parent-style-name="Standard">
      <style:paragraph-properties fo:text-align="start" style:justify-single-word="false"/>
      <style:text-properties fo:font-variant="normal" fo:text-transform="none" fo:color="#bdbdbd" style:text-line-through-style="none" style:text-line-through-type="none" style:font-name="DejaVu Sans Mono" fo:font-size="9pt" fo:font-style="normal" style:text-underline-style="none" fo:font-weight="normal" officeooo:rsid="0010c6f9" officeooo:paragraph-rsid="001c1496" style:text-blinking="false" fo:background-color="transparent" style:font-size-asian="9pt" style:font-style-asian="normal" style:font-weight-asian="normal" style:font-size-complex="10pt"/>
    </style:style>
    <style:style style:name="P15" style:family="paragraph" style:parent-style-name="Standard">
      <style:paragraph-properties fo:margin-left="0.5in" fo:margin-right="0in" fo:text-align="start" style:justify-single-word="false" fo:text-indent="0in" style:auto-text-indent="false"/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normal" officeooo:rsid="000d7a50" officeooo:paragraph-rsid="001c1496" style:text-blinking="false" fo:background-color="transparent" style:font-size-asian="8.75pt" style:font-size-complex="10pt"/>
    </style:style>
    <style:style style:name="P16" style:family="paragraph" style:parent-style-name="Standard" style:master-page-name="Standard">
      <style:paragraph-properties fo:text-align="center" style:justify-single-word="false" style:page-number="auto"/>
    </style:style>
    <style:style style:name="P1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normal" officeooo:rsid="000d7a50" officeooo:paragraph-rsid="001c1496" style:text-blinking="false" fo:background-color="transparent" style:font-size-asian="8.75pt" style:font-size-complex="10pt"/>
    </style:style>
    <style:style style:name="P1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normal" officeooo:rsid="000fdaf2" officeooo:paragraph-rsid="001c1496" style:text-blinking="false" fo:background-color="transparent" style:font-size-asian="8.75pt" style:font-size-complex="10pt"/>
    </style:style>
    <style:style style:name="P1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normal" officeooo:rsid="0010187d" officeooo:paragraph-rsid="001c1496" style:text-blinking="false" fo:background-color="transparent" style:font-size-asian="8.75pt" style:font-size-complex="10pt"/>
    </style:style>
    <style:style style:name="P20" style:family="paragraph" style:parent-style-name="Text_20_body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normal" officeooo:rsid="000d7a50" officeooo:paragraph-rsid="001c1496" style:text-blinking="false" fo:background-color="transparent" style:font-size-asian="8.75pt" style:font-size-complex="10pt"/>
    </style:style>
    <style:style style:name="P21" style:family="paragraph" style:parent-style-name="Text_20_body">
      <style:paragraph-properties fo:margin-top="0in" fo:margin-bottom="0in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normal" officeooo:paragraph-rsid="001c1496" style:text-blinking="false" fo:background-color="transparent"/>
    </style:style>
    <style:style style:name="P22" style:family="paragraph" style:parent-style-name="List_20_Paragraph">
      <style:text-properties fo:language="en" fo:country="US"/>
    </style:style>
    <style:style style:name="P23" style:family="paragraph" style:parent-style-name="List_20_Paragraph">
      <style:paragraph-properties fo:text-align="justify" style:justify-single-word="false"/>
      <style:text-properties fo:language="en" fo:country="US"/>
    </style:style>
    <style:style style:name="P24" style:family="paragraph" style:parent-style-name="List_20_Paragraph">
      <style:paragraph-properties fo:text-align="justify" style:justify-single-word="false"/>
    </style:style>
    <style:style style:name="P25" style:family="paragraph" style:parent-style-name="List_20_Paragraph" style:list-style-name="WWNum3">
      <style:paragraph-properties fo:text-align="justify" style:justify-single-word="false"/>
    </style:style>
    <style:style style:name="P26" style:family="paragraph" style:parent-style-name="List_20_Paragraph">
      <style:paragraph-properties fo:text-align="justify" style:justify-single-word="false"/>
      <style:text-properties fo:background-color="#ffff00"/>
    </style:style>
    <style:style style:name="P27" style:family="paragraph" style:parent-style-name="Preformatted_20_Text">
      <style:paragraph-properties fo:text-align="start" style:justify-single-word="false"/>
      <style:text-properties fo:font-size="16pt" officeooo:rsid="000d7a50" officeooo:paragraph-rsid="001c1496" style:font-size-asian="16pt" style:font-size-complex="16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style:font-size-asian="12pt" style:font-size-complex="12pt" fo:background-color="#ffff00"/>
    </style:style>
    <style:style style:name="T4" style:family="text">
      <style:text-properties fo:font-size="12pt" officeooo:rsid="001c1496" style:font-size-asian="12pt" style:font-size-complex="12pt" fo:background-color="#ffff00"/>
    </style:style>
    <style:style style:name="T5" style:family="text">
      <style:text-properties fo:font-size="12pt" fo:language="en" fo:country="US" style:font-size-asian="12pt" style:font-size-complex="12pt"/>
    </style:style>
    <style:style style:name="T6" style:family="text">
      <style:text-properties fo:font-size="12pt" fo:font-weight="bold" style:font-size-asian="12pt" style:font-weight-asian="bold" style:font-size-complex="12pt" style:font-weight-complex="bold"/>
    </style:style>
    <style:style style:name="T7" style:family="text">
      <style:text-properties fo:background-color="#ffff00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style:font-weight-asian="bold" fo:background-color="#ffff00"/>
    </style:style>
    <style:style style:name="T10" style:family="text">
      <style:text-properties fo:language="en" fo:country="US" fo:font-weight="bold" style:font-weight-asian="bold" style:font-weight-complex="bold"/>
    </style:style>
    <style:style style:name="T11" style:family="text">
      <style:text-properties fo:language="en" fo:country="US" fo:font-weight="bold" style:font-weight-asian="bold" fo:background-color="#ffff00"/>
    </style:style>
    <style:style style:name="T12" style:family="text">
      <style:text-properties fo:language="en" fo:country="US" fo:background-color="#ffff00"/>
    </style:style>
    <style:style style:name="T13" style:family="text">
      <style:text-properties officeooo:rsid="000e3329" fo:background-color="#ffff00"/>
    </style:style>
    <style:style style:name="T14" style:family="text">
      <style:text-properties fo:color="#789deb" style:font-name="DejaVu Sans Mono" fo:font-size="9pt" style:font-size-asian="9pt" style:font-style-asian="normal" style:font-weight-asian="normal"/>
    </style:style>
    <style:style style:name="T15" style:family="text">
      <style:text-properties fo:color="#789deb" style:font-name="DejaVu Sans Mono" fo:font-size="9pt" officeooo:rsid="0010c6f9" style:font-size-asian="9pt" style:font-style-asian="normal" style:font-weight-asian="normal"/>
    </style:style>
    <style:style style:name="T16" style:family="text">
      <style:text-properties fo:color="#789deb" style:font-name="DejaVu Sans Mono" fo:font-size="9pt" fo:font-style="normal" fo:font-weight="normal" style:font-size-asian="9pt" style:font-style-asian="normal" style:font-weight-asian="normal"/>
    </style:style>
    <style:style style:name="T17" style:family="text">
      <style:text-properties fo:color="#39cca1" style:font-name="DejaVu Sans Mono" fo:font-size="9pt" style:font-size-asian="9pt" style:font-style-asian="normal" style:font-weight-asian="normal"/>
    </style:style>
    <style:style style:name="T18" style:family="text">
      <style:text-properties fo:color="#39cca1" style:font-name="DejaVu Sans Mono" fo:font-size="9pt" officeooo:rsid="0010c6f9" style:font-size-asian="9pt" style:font-style-asian="normal" style:font-weight-asian="normal"/>
    </style:style>
    <style:style style:name="T19" style:family="text">
      <style:text-properties fo:color="#39cca1" style:font-name="DejaVu Sans Mono" fo:font-size="9pt" fo:font-style="normal" fo:font-weight="normal" style:font-size-asian="9pt" style:font-style-asian="normal" style:font-weight-asian="normal"/>
    </style:style>
    <style:style style:name="T20" style:family="text">
      <style:text-properties fo:color="#bdbdbd" style:font-name="DejaVu Sans Mono" fo:font-size="9pt" style:font-size-asian="9pt" style:font-style-asian="normal" style:font-weight-asian="normal"/>
    </style:style>
    <style:style style:name="T21" style:family="text">
      <style:text-properties fo:color="#bdbdbd" style:font-name="DejaVu Sans Mono" fo:font-size="9pt" officeooo:rsid="0010c6f9" style:font-size-asian="9pt" style:font-style-asian="normal" style:font-weight-asian="normal"/>
    </style:style>
    <style:style style:name="T22" style:family="text">
      <style:text-properties fo:color="#bdbdbd" style:font-name="DejaVu Sans Mono" fo:font-size="9pt" fo:font-style="normal" fo:font-weight="normal" style:font-size-asian="9pt" style:font-style-asian="normal" style:font-weight-asian="normal"/>
    </style:style>
    <style:style style:name="T23" style:family="text">
      <style:text-properties fo:color="#787878" style:font-name="DejaVu Sans Mono" fo:font-size="9pt" style:font-size-asian="9pt" style:font-style-asian="normal" style:font-weight-asian="normal"/>
    </style:style>
    <style:style style:name="T24" style:family="text">
      <style:text-properties fo:color="#787878" style:font-name="DejaVu Sans Mono" fo:font-size="9pt" fo:font-style="normal" fo:font-weight="normal" style:font-size-asian="9pt" style:font-style-asian="normal" style:font-weight-asian="normal"/>
    </style:style>
    <style:style style:name="T25" style:family="text">
      <style:text-properties fo:color="#f0f0f0" style:font-name="DejaVu Sans Mono" fo:font-size="9pt" style:font-size-asian="9pt" style:font-style-asian="normal" style:font-weight-asian="normal"/>
    </style:style>
    <style:style style:name="T26" style:family="text">
      <style:text-properties fo:color="#f0f0f0" style:font-name="DejaVu Sans Mono" fo:font-size="9pt" officeooo:rsid="0010c6f9" style:font-size-asian="9pt" style:font-style-asian="normal" style:font-weight-asian="normal"/>
    </style:style>
    <style:style style:name="T27" style:family="text">
      <style:text-properties fo:color="#f0f0f0" style:font-name="DejaVu Sans Mono" fo:font-size="9pt" fo:font-style="normal" fo:font-weight="normal" style:font-size-asian="9pt" style:font-style-asian="normal" style:font-weight-asian="normal"/>
    </style:style>
    <style:style style:name="T28" style:family="text">
      <style:text-properties fo:color="#d0d0d0" style:font-name="DejaVu Sans Mono" fo:font-size="9pt" style:font-size-asian="9pt" style:font-style-asian="normal" style:font-weight-asian="normal"/>
    </style:style>
    <style:style style:name="T29" style:family="text">
      <style:text-properties fo:color="#d0d0d0" style:font-name="DejaVu Sans Mono" fo:font-size="9pt" officeooo:rsid="0010c6f9" style:font-size-asian="9pt" style:font-style-asian="normal" style:font-weight-asian="normal"/>
    </style:style>
    <style:style style:name="T30" style:family="text">
      <style:text-properties fo:color="#d0d0d0" style:font-name="DejaVu Sans Mono" fo:font-size="9pt" fo:font-style="normal" fo:font-weight="normal" style:font-size-asian="9pt" style:font-style-asian="normal" style:font-weight-asian="normal"/>
    </style:style>
    <style:style style:name="T31" style:family="text">
      <style:text-properties fo:color="#dea860" style:font-name="DejaVu Sans Mono" fo:font-size="9pt" style:font-size-asian="9pt" style:font-style-asian="normal" style:font-weight-asian="normal"/>
    </style:style>
    <style:style style:name="T32" style:family="text">
      <style:text-properties fo:color="#dea860" style:font-name="DejaVu Sans Mono" fo:font-size="9pt" officeooo:rsid="0010c6f9" style:font-size-asian="9pt" style:font-style-asian="normal" style:font-weight-asian="normal"/>
    </style:style>
    <style:style style:name="T33" style:family="text">
      <style:text-properties fo:color="#dea860" style:font-name="DejaVu Sans Mono" fo:font-size="9pt" fo:font-style="normal" fo:font-weight="normal" style:font-size-asian="9pt" style:font-style-asian="normal" style:font-weight-asian="normal"/>
    </style:style>
    <style:style style:name="T34" style:family="text">
      <style:text-properties fo:color="#c191ff" style:font-name="DejaVu Sans Mono" fo:font-size="9pt" style:font-size-asian="9pt" style:font-style-asian="normal" style:font-weight-asian="normal"/>
    </style:style>
    <style:style style:name="T35" style:family="text">
      <style:text-properties fo:color="#c191ff" style:font-name="DejaVu Sans Mono" fo:font-size="9pt" officeooo:rsid="0010c6f9" style:font-size-asian="9pt" style:font-style-asian="normal" style:font-weight-asian="normal"/>
    </style:style>
    <style:style style:name="T36" style:family="text">
      <style:text-properties fo:color="#c191ff" style:font-name="DejaVu Sans Mono" fo:font-size="9pt" fo:font-style="normal" fo:font-weight="normal" style:font-size-asian="9pt" style:font-style-asian="normal" style:font-weight-asian="normal"/>
    </style:style>
    <style:style style:name="T37" style:family="text">
      <style:text-properties fo:color="#c191ff" style:font-name="DejaVu Sans Mono" fo:font-size="9pt" fo:font-weight="bold" style:font-size-asian="9pt" style:font-style-asian="normal" style:font-weight-asian="bold"/>
    </style:style>
    <style:style style:name="T38" style:family="text">
      <style:text-properties fo:color="#c191ff" style:font-name="DejaVu Sans Mono" fo:font-size="9pt" fo:font-weight="bold" officeooo:rsid="0010c6f9" style:font-size-asian="9pt" style:font-style-asian="normal" style:font-weight-asian="bold"/>
    </style:style>
    <style:style style:name="T39" style:family="text">
      <style:text-properties fo:color="#ed94c0" style:font-name="DejaVu Sans Mono" fo:font-size="9pt" style:font-size-asian="9pt" style:font-style-asian="normal" style:font-weight-asian="normal"/>
    </style:style>
    <style:style style:name="T40" style:family="text">
      <style:text-properties fo:color="#ed94c0" style:font-name="DejaVu Sans Mono" fo:font-size="9pt" fo:font-style="normal" fo:font-weight="normal" style:font-size-asian="9pt" style:font-style-asian="normal" style:font-weight-asian="normal"/>
    </style:style>
    <style:style style:name="T41" style:family="text">
      <style:text-properties fo:color="#e1bfff" style:font-name="DejaVu Sans Mono" fo:font-size="9pt" style:font-size-asian="9pt" style:font-style-asian="normal" style:font-weight-asian="normal"/>
    </style:style>
    <style:style style:name="T42" style:family="text">
      <style:text-properties officeooo:rsid="000e54ca"/>
    </style:style>
    <style:style style:name="T43" style:family="text">
      <style:text-properties officeooo:rsid="0014ba27"/>
    </style:style>
    <style:style style:name="T44" style:family="text">
      <style:text-properties fo:font-variant="normal" fo:text-transform="none" fo:color="#789deb" style:text-line-through-style="none" style:text-line-through-type="none" style:font-name="DejaVu Sans Mono" fo:font-size="9pt" fo:font-style="normal" style:text-underline-style="none" fo:font-weight="normal" officeooo:rsid="000fdaf2" style:text-blinking="false" fo:background-color="transparent" loext:char-shading-value="0" style:font-size-asian="9pt" style:font-style-asian="normal" style:font-weight-asian="normal" style:font-size-complex="10pt"/>
    </style:style>
    <style:style style:name="T45" style:family="text">
      <style:text-properties fo:color="#66b9cc" style:font-name="DejaVu Sans Mono" fo:font-size="9pt" fo:font-style="normal" fo:font-weight="normal" style:font-size-asian="9pt" style:font-style-asian="normal" style:font-weight-asian="normal"/>
    </style:style>
    <style:style style:name="T46" style:family="text">
      <style:text-properties fo:color="#66b9cc" style:font-name="DejaVu Sans Mono" fo:font-size="9pt" style:font-size-asian="9pt" style:font-style-asian="normal" style:font-weight-asian="normal"/>
    </style:style>
    <style:style style:name="T47" style:family="text">
      <style:text-properties fo:color="#66b9cc" style:font-name="DejaVu Sans Mono" fo:font-size="9pt" fo:font-weight="bold" style:font-size-asian="9pt" style:font-style-asian="normal" style:font-weight-asian="bold"/>
    </style:style>
    <style:style style:name="T48" style:family="text">
      <style:text-properties officeooo:rsid="0010187d"/>
    </style:style>
    <style:style style:name="T49" style:family="text">
      <style:text-properties officeooo:rsid="0010c6f9" style:font-style-asian="normal" style:font-weight-asian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<text:span text:style-name="T1">МИНИСТЕРСТВО ОБРАЗОВАНИЯ И НАУКИ РОССИЙСКОЙ ФЕДЕРАЦИИ</text:span></text:p>
      <text:p text:style-name="P2"><text:span text:style-name="T1">ФЕДЕРАЛЬНОЕ ГОСУДАРСТВЕННОЕ АВТОНОМНОЕ ОБРАЗОВАТЕЛЬНОЕ УЧРЕЖДЕНИЕ ВЫСШЕГО ОБРАЗОВАНИЯ</text:span></text:p>
      <text:p text:style-name="P2"><text:span text:style-name="T2">«Санкт-Петербургский национальный исследовательский университет </text:span></text:p>
      <text:p text:style-name="P2"><text:span text:style-name="T2">информационных технологий, механики и оптики»</text:span></text:p>
      <text:p text:style-name="P2"/>
      <text:p text:style-name="P2"><text:span text:style-name="T2">Факультет информационных технологий и программирования</text:span></text:p>
      <text:p text:style-name="P4"/>
      <text:p text:style-name="P2"><text:span text:style-name="T2">Кафедра информационных систем</text:span></text:p>
      <text:p text:style-name="P4"/>
      <text:p text:style-name="P2"><text:span text:style-name="T2">Лабораторная работа № </text:span><text:span text:style-name="T4">1</text:span></text:p>
      <text:p text:style-name="P5"/>
      <text:p text:style-name="P5"/>
      <text:p text:style-name="P4"/>
      <text:p text:style-name="P4"/>
      <text:p text:style-name="P4"/>
      <text:p text:style-name="P4"/>
      <text:p text:style-name="P4"/>
      <text:p text:style-name="P3"/>
      <text:p text:style-name="P4"/>
      <text:p text:style-name="P6"><text:span text:style-name="T2">Выполнил студент группы М320</text:span><text:span text:style-name="T4">2</text:span><text:span text:style-name="T2">:</text:span></text:p>
      <text:p text:style-name="P8"><text:span text:style-name="T3">Свиридов Ярослав Дмитриевич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"><text:span text:style-name="T2">САНКТ-ПЕТЕРБУРГ</text:span></text:p>
      <text:p text:style-name="P2"><text:span text:style-name="T2">201</text:span><text:span text:style-name="T5">9</text:span></text:p>
      <text:p text:style-name="Standard"><text:soft-page-break/><text:span text:style-name="T6">Задание:</text:span></text:p>
      <text:p text:style-name="P15"><text:span text:style-name="T7">Прочитать из файла input.txt набор чисел и вывести в файл output.txt их сумму. Примечание: удобно использовать StreamReader и StreamWriter для работы с файлами.</text:span></text:p>
      <text:p text:style-name="Standard"><text:span text:style-name="T8">Ход рассуждений:</text:span></text:p>
      <text:p text:style-name="P9"><text:span text:style-name="T7">Непонятно какой тип у чисел, сделаем все для double. Проверим, что </text:span><text:span text:style-name="T13">файлы</text:span><text:span text:style-name="T7"> существуют и достижимы. Просто поиспользуем StreamReader и StreamWriter, аккуратно обработав то, что мы считываем.</text:span></text:p>
      <text:p text:style-name="P22"/>
      <text:p text:style-name="P7"><text:span text:style-name="T8"/></text:p>
      <text:p text:style-name="P7"><text:span text:style-name="T8"/></text:p>
      <text:p text:style-name="P7"><text:span text:style-name="T8"/></text:p>
      <text:p text:style-name="P7"><text:span text:style-name="T8"/></text:p>
      <text:p text:style-name="P7"><text:span text:style-name="T8"/></text:p>
      <text:p text:style-name="P7"><text:span text:style-name="T8"/></text:p>
      <text:p text:style-name="P7"><text:span text:style-name="T8"/></text:p>
      <text:p text:style-name="P7"><text:span text:style-name="T8"/></text:p>
      <text:p text:style-name="P7"><text:span text:style-name="T8"/></text:p>
      <text:p text:style-name="P7"><text:span text:style-name="T8"/></text:p>
      <text:p text:style-name="P7"><text:span text:style-name="T8"/></text:p>
      <text:p text:style-name="P7"><text:span text:style-name="T8"/></text:p>
      <text:p text:style-name="P7"><text:span text:style-name="T8"/></text:p>
      <text:p text:style-name="P7"><text:span text:style-name="T8"/></text:p>
      <text:p text:style-name="P7"><text:span text:style-name="T8"/></text:p>
      <text:p text:style-name="P7"><text:span text:style-name="T8"/></text:p>
      <text:p text:style-name="P7"><text:span text:style-name="T8"/></text:p>
      <text:p text:style-name="P7"><text:span text:style-name="T8"/></text:p>
      <text:p text:style-name="P7"><text:span text:style-name="T8"/></text:p>
      <text:p text:style-name="P7"><text:span text:style-name="T8"/></text:p>
      <text:p text:style-name="P7"><text:span text:style-name="T8"/></text:p>
      <text:p text:style-name="P7"><text:span text:style-name="T8"/></text:p>
      <text:p text:style-name="P7"><text:span text:style-name="T8"/></text:p>
      <text:p text:style-name="P7"><text:span text:style-name="T8"/></text:p>
      <text:p text:style-name="P7"><text:span text:style-name="T8"/></text:p>
      <text:p text:style-name="P7"><text:soft-page-break/><text:span text:style-name="T8"/></text:p>
      <text:p text:style-name="P7"><text:span text:style-name="T8">Код</text:span><text:span text:style-name="T10">:</text:span></text:p>
      <text:p text:style-name="P9"><text:span text:style-name="T14">public static void </text:span><text:span text:style-name="T17">Main</text:span><text:span text:style-name="T20">(</text:span><text:span text:style-name="T14">string</text:span><text:span text:style-name="T20">[] </text:span><text:span text:style-name="T23">args</text:span><text:span text:style-name="T20">) {</text:span><text:line-break/><text:span text:style-name="T25"> <text:s text:c="3"/></text:span><text:span text:style-name="T14">string </text:span><text:span text:style-name="T20">inputFilePath </text:span><text:span text:style-name="T28">= </text:span><text:span text:style-name="T31">"input.txt"</text:span><text:span text:style-name="T20">;</text:span><text:line-break/><text:span text:style-name="T20"> <text:s text:c="3"/></text:span><text:span text:style-name="T14">string </text:span><text:span text:style-name="T20">outputFilePath </text:span><text:span text:style-name="T28">= </text:span><text:span text:style-name="T31">"output.txt"</text:span><text:span text:style-name="T20">;</text:span><text:line-break/><text:span text:style-name="T20"> <text:s text:c="3"/></text:span><text:line-break/><text:span text:style-name="T20"> <text:s text:c="3"/></text:span><text:span text:style-name="T14">if </text:span><text:span text:style-name="T20">(</text:span><text:span text:style-name="T28">!</text:span><text:span text:style-name="T34">File</text:span><text:span text:style-name="T20">.</text:span><text:span text:style-name="T17">Exists</text:span><text:span text:style-name="T20">(inputFilePath)) {</text:span><text:line-break/><text:span text:style-name="T20"> <text:s text:c="7"/></text:span><text:span text:style-name="T34">Console</text:span><text:span text:style-name="T20">.</text:span><text:span text:style-name="T17">WriteLine</text:span><text:span text:style-name="T20">(</text:span><text:span text:style-name="T31">"Input file " </text:span><text:span text:style-name="T28">+ </text:span><text:span text:style-name="T20">inputFilePath </text:span><text:span text:style-name="T28">+ </text:span><text:span text:style-name="T31">" doesn't exists"</text:span><text:span text:style-name="T20">);</text:span><text:line-break/><text:span text:style-name="T20"> <text:s text:c="7"/></text:span><text:span text:style-name="T14">return</text:span><text:span text:style-name="T20">;</text:span><text:line-break/><text:span text:style-name="T20"> <text:s text:c="3"/>}</text:span><text:line-break/><text:span text:style-name="T20"> <text:s text:c="3"/></text:span><text:line-break/><text:span text:style-name="T20"> <text:s text:c="3"/></text:span><text:span text:style-name="T14">double </text:span><text:span text:style-name="T20">sum </text:span><text:span text:style-name="T28">= </text:span><text:span text:style-name="T39">0</text:span><text:span text:style-name="T20">;</text:span><text:line-break/><text:span text:style-name="T20"> <text:s text:c="3"/></text:span><text:span text:style-name="T14">try </text:span><text:span text:style-name="T20">{</text:span><text:line-break/><text:span text:style-name="T20"> <text:s text:c="7"/></text:span><text:span text:style-name="T34">String </text:span><text:span text:style-name="T20">line;</text:span><text:line-break/><text:span text:style-name="T20"> <text:s text:c="7"/></text:span><text:span text:style-name="T14">using </text:span><text:span text:style-name="T20">(</text:span><text:span text:style-name="T34">StreamReader </text:span><text:span text:style-name="T20">reader </text:span><text:span text:style-name="T28">= </text:span><text:span text:style-name="T14">new </text:span><text:span text:style-name="T34">StreamReader</text:span><text:span text:style-name="T20">(inputFilePath)) {</text:span><text:line-break/><text:span text:style-name="T20"> <text:s text:c="11"/></text:span><text:span text:style-name="T14">while </text:span><text:span text:style-name="T20">((line </text:span><text:span text:style-name="T28">= </text:span><text:span text:style-name="T20">reader.</text:span><text:span text:style-name="T17">ReadLine</text:span><text:span text:style-name="T20">()) </text:span><text:span text:style-name="T28">!= </text:span><text:span text:style-name="T14">null</text:span><text:span text:style-name="T20">) {</text:span><text:line-break/><text:span text:style-name="T20"> <text:s text:c="15"/></text:span><text:span text:style-name="T14">double </text:span><text:span text:style-name="T20">res;</text:span><text:line-break/><text:span text:style-name="T20"> <text:s text:c="15"/></text:span><text:span text:style-name="T14">if </text:span><text:span text:style-name="T20">(</text:span><text:span text:style-name="T28">!</text:span><text:span text:style-name="T41">Double</text:span><text:span text:style-name="T20">.</text:span><text:span text:style-name="T17">TryParse</text:span><text:span text:style-name="T20">(line, </text:span><text:span text:style-name="T14">out </text:span><text:span text:style-name="T20">res)) {</text:span><text:line-break/><text:span text:style-name="T20"> <text:s text:c="19"/></text:span><text:span text:style-name="T34">Console</text:span><text:span text:style-name="T20">.</text:span><text:span text:style-name="T17">WriteLine</text:span><text:span text:style-name="T20">(</text:span><text:span text:style-name="T31">"Cannot parse " </text:span><text:span text:style-name="T28">+ </text:span><text:span text:style-name="T20">line </text:span><text:span text:style-name="T28">+ </text:span><text:span text:style-name="T31">" to double type. "</text:span><text:span text:style-name="T20">);</text:span><text:line-break/><text:span text:style-name="T20"> <text:s text:c="19"/></text:span><text:span text:style-name="T14">return</text:span><text:span text:style-name="T20">;</text:span><text:line-break/><text:span text:style-name="T20"> <text:s text:c="15"/>}</text:span><text:line-break/><text:line-break/><text:span text:style-name="T20"> <text:s text:c="15"/>sum </text:span><text:span text:style-name="T28">+= </text:span><text:span text:style-name="T20">res;</text:span><text:line-break/><text:span text:style-name="T20"> <text:s text:c="11"/>}</text:span><text:line-break/><text:span text:style-name="T20"> <text:s text:c="7"/>}</text:span><text:line-break/><text:span text:style-name="T20"> <text:s text:c="3"/>}</text:span><text:line-break/><text:span text:style-name="T20"> <text:s text:c="3"/></text:span><text:span text:style-name="T14">catch </text:span><text:span text:style-name="T20">(</text:span><text:span text:style-name="T34">FileNotFoundException </text:span><text:span text:style-name="T23">e</text:span><text:span text:style-name="T20">) {</text:span><text:line-break/><text:span text:style-name="T20"> <text:s text:c="7"/></text:span><text:span text:style-name="T34">Console</text:span><text:span text:style-name="T20">.</text:span><text:span text:style-name="T17">WriteLine</text:span><text:span text:style-name="T20">(</text:span><text:span text:style-name="T31">"Input file " </text:span><text:span text:style-name="T28">+ </text:span><text:span text:style-name="T20">inputFilePath </text:span><text:span text:style-name="T28">+ </text:span><text:span text:style-name="T31">" doesn't exists"</text:span><text:span text:style-name="T20">);</text:span><text:line-break/><text:span text:style-name="T20"> <text:s text:c="7"/></text:span><text:span text:style-name="T14">return</text:span><text:span text:style-name="T20">;</text:span><text:line-break/><text:span text:style-name="T20"> <text:s text:c="3"/>}</text:span><text:line-break/><text:span text:style-name="T20"> <text:s text:c="3"/></text:span><text:span text:style-name="T14">catch </text:span><text:span text:style-name="T20">(</text:span><text:span text:style-name="T34">UnauthorizedAccessException </text:span><text:span text:style-name="T23">e</text:span><text:span text:style-name="T20">) {</text:span><text:line-break/><text:span text:style-name="T20"> <text:s text:c="7"/></text:span><text:span text:style-name="T34">Console</text:span><text:span text:style-name="T20">.</text:span><text:span text:style-name="T17">WriteLine</text:span><text:span text:style-name="T20">(</text:span><text:span text:style-name="T31">"Cannot get access to " </text:span><text:span text:style-name="T28">+ </text:span><text:span text:style-name="T20">inputFilePath);</text:span><text:line-break/><text:span text:style-name="T20"> <text:s text:c="7"/></text:span><text:span text:style-name="T14">return</text:span><text:span text:style-name="T20">;</text:span><text:line-break/><text:span text:style-name="T20"> <text:s text:c="3"/>}</text:span><text:line-break/><text:span text:style-name="T20"> <text:s text:c="3"/></text:span><text:line-break/><text:span text:style-name="T20"> <text:s text:c="3"/></text:span><text:line-break/><text:span text:style-name="T20"> <text:s text:c="3"/></text:span><text:span text:style-name="T14">if </text:span><text:span text:style-name="T20">(</text:span><text:span text:style-name="T28">!</text:span><text:span text:style-name="T34">File</text:span><text:span text:style-name="T20">.</text:span><text:span text:style-name="T17">Exists</text:span><text:span text:style-name="T20">(outputFilePath)) {</text:span><text:line-break/><text:span text:style-name="T20"> <text:s text:c="7"/></text:span><text:span text:style-name="T34">Console</text:span><text:span text:style-name="T20">.</text:span><text:span text:style-name="T17">WriteLine</text:span><text:span text:style-name="T20">(</text:span><text:span text:style-name="T31">"Output file " </text:span><text:span text:style-name="T28">+ </text:span><text:span text:style-name="T20">outputFilePath </text:span><text:span text:style-name="T28">+ </text:span><text:span text:style-name="T31">" doesn't exists"</text:span><text:span text:style-name="T20">);</text:span><text:line-break/><text:span text:style-name="T20"> <text:s text:c="7"/></text:span><text:span text:style-name="T14">return</text:span><text:span text:style-name="T20">;</text:span><text:line-break/><text:span text:style-name="T20"> <text:s text:c="3"/>}</text:span><text:line-break/><text:line-break/><text:span text:style-name="T20"> <text:s text:c="3"/></text:span><text:span text:style-name="T14">try </text:span><text:span text:style-name="T20">{</text:span><text:line-break/><text:span text:style-name="T20"> <text:s text:c="7"/></text:span><text:span text:style-name="T14">using </text:span><text:span text:style-name="T20">(</text:span><text:span text:style-name="T34">StreamWriter </text:span><text:span text:style-name="T20">writer </text:span><text:span text:style-name="T28">= </text:span><text:span text:style-name="T14">new </text:span><text:span text:style-name="T34">StreamWriter</text:span><text:span text:style-name="T20">(outputFilePath)) {</text:span><text:line-break/><text:span text:style-name="T20"> <text:s text:c="11"/>writer.</text:span><text:span text:style-name="T17">WriteLine</text:span><text:span text:style-name="T20">(sum.</text:span><text:span text:style-name="T17">ToString</text:span><text:span text:style-name="T20">());</text:span><text:line-break/><text:span text:style-name="T20"> <text:s text:c="7"/>}</text:span><text:line-break/><text:span text:style-name="T20"> <text:s text:c="3"/>}</text:span><text:line-break/><text:span text:style-name="T20"> <text:s text:c="3"/></text:span><text:span text:style-name="T14">catch </text:span><text:span text:style-name="T20">(</text:span><text:span text:style-name="T34">FileNotFoundException </text:span><text:span text:style-name="T23">e</text:span><text:span text:style-name="T20">) {</text:span><text:line-break/><text:span text:style-name="T20"> <text:s text:c="7"/></text:span><text:span text:style-name="T34">Console</text:span><text:span text:style-name="T20">.</text:span><text:span text:style-name="T17">WriteLine</text:span><text:span text:style-name="T20">(</text:span><text:span text:style-name="T31">"Output file " </text:span><text:span text:style-name="T28">+ </text:span><text:span text:style-name="T20">outputFilePath </text:span><text:span text:style-name="T28">+ </text:span><text:span text:style-name="T31">" doesn't exists"</text:span><text:span text:style-name="T20">);</text:span><text:line-break/><text:span text:style-name="T23"> <text:s text:c="3"/></text:span><text:span text:style-name="T20">}</text:span><text:line-break/><text:span text:style-name="T20"> <text:s text:c="3"/></text:span><text:span text:style-name="T14">catch </text:span><text:span text:style-name="T20">(</text:span><text:span text:style-name="T34">UnauthorizedAccessException </text:span><text:span text:style-name="T23">e</text:span><text:span text:style-name="T20">) {</text:span><text:line-break/><text:span text:style-name="T20"> <text:s text:c="7"/></text:span><text:span text:style-name="T34">Console</text:span><text:span text:style-name="T20">.</text:span><text:span text:style-name="T17">WriteLine</text:span><text:span text:style-name="T20">(</text:span><text:span text:style-name="T31">"Cannot access to " </text:span><text:span text:style-name="T28">+ </text:span><text:span text:style-name="T20">outputFilePath);</text:span><text:line-break/><text:span text:style-name="T23"> <text:s text:c="3"/></text:span><text:span text:style-name="T20">}</text:span><text:line-break/><text:span text:style-name="T20">}</text:span></text:p>
      <text:p text:style-name="P17"><text:span text:style-name="T11"/></text:p>
      <text:p text:style-name="P17"><text:span text:style-name="T11"/></text:p>
      <text:p text:style-name="P17"><text:span text:style-name="T11"/></text:p>
      <text:p text:style-name="P17"><text:span text:style-name="T11"/></text:p>
      <text:p text:style-name="P27"><text:soft-page-break/>Задание <text:span text:style-name="T42">2</text:span>:</text:p>
      <text:p text:style-name="P20"><text:bookmark text:name="docs-internal-guid-1e7fc342-7fff-6a13-f86c-3aaeea8c2a69"/>Вывести первые n чисел Фибоначчи на консоль. На вход программе в качестве единственного аргумента передается число n - количество чисел Фибоначчи.</text:p>
      <text:p text:style-name="P9"/>
      <text:p text:style-name="P10">Ход рассуждений:<text:line-break/>Возьмем строку, проверим, что она хорошо конвертируется в decimal(потому что числа растут экс<text:span text:style-name="T43">п</text:span>оненциально) и не отрицательн<text:span text:style-name="T43">а</text:span>. Посчитаем числа Фибоначчи, храня последний два числа, чтобы не занимать много памяти.</text:p>
      <text:p text:style-name="P10"/>
      <text:p text:style-name="P10">Код:</text:p>
      <text:p text:style-name="P10"/>
      <text:p text:style-name="P1"><text:span text:style-name="T44">public static void </text:span><text:span text:style-name="T24">SubMain</text:span><text:span text:style-name="T22">(</text:span><text:span text:style-name="T16">string</text:span><text:span text:style-name="T22">[] args) {</text:span><text:line-break/><text:span text:style-name="T27"> <text:s text:c="3"/></text:span><text:span text:style-name="T16">int </text:span><text:span text:style-name="T22">n;</text:span><text:line-break/><text:span text:style-name="T22"> <text:s text:c="3"/></text:span><text:span text:style-name="T16">if </text:span><text:span text:style-name="T22">(args.</text:span><text:span text:style-name="T45">Length </text:span><text:span text:style-name="T30">!= </text:span><text:span text:style-name="T40">1 </text:span><text:span text:style-name="T30">|| !</text:span><text:span text:style-name="T16">int</text:span><text:span text:style-name="T22">.</text:span><text:span text:style-name="T19">TryParse</text:span><text:span text:style-name="T22">(args[</text:span><text:span text:style-name="T40">0</text:span><text:span text:style-name="T22">], </text:span><text:span text:style-name="T16">out </text:span><text:span text:style-name="T22">n) </text:span><text:span text:style-name="T30">|| </text:span><text:span text:style-name="T22">n </text:span><text:span text:style-name="T30">&lt; </text:span><text:span text:style-name="T40">0</text:span><text:span text:style-name="T22">) {</text:span><text:line-break/><text:span text:style-name="T22"> <text:s text:c="7"/></text:span><text:span text:style-name="T36">Console</text:span><text:span text:style-name="T22">.</text:span><text:span text:style-name="T19">WriteLine</text:span><text:span text:style-name="T22">(</text:span><text:span text:style-name="T33">"Wrong arguments, you should give one integer non-negative number - count of Fibonacci numbers."</text:span><text:span text:style-name="T22">);</text:span><text:line-break/><text:span text:style-name="T22"> <text:s text:c="7"/></text:span><text:span text:style-name="T16">return</text:span><text:span text:style-name="T22">;</text:span><text:line-break/><text:span text:style-name="T22"> <text:s text:c="3"/>}</text:span><text:line-break/><text:line-break/><text:span text:style-name="T22"> <text:s text:c="3"/></text:span><text:span text:style-name="T16">decimal </text:span><text:span text:style-name="T22">f0 </text:span><text:span text:style-name="T30">= -</text:span><text:span text:style-name="T40">1</text:span><text:span text:style-name="T22">, f1 </text:span><text:span text:style-name="T30">= </text:span><text:span text:style-name="T40">1</text:span><text:span text:style-name="T22">;</text:span><text:line-break/><text:span text:style-name="T22"> <text:s text:c="3"/></text:span><text:span text:style-name="T16">for</text:span><text:span text:style-name="T22">(</text:span><text:span text:style-name="T16">int </text:span><text:span text:style-name="T22">index </text:span><text:span text:style-name="T30">= </text:span><text:span text:style-name="T40">0</text:span><text:span text:style-name="T22">; index </text:span><text:span text:style-name="T30">&lt; </text:span><text:span text:style-name="T22">n; </text:span><text:span text:style-name="T30">++</text:span><text:span text:style-name="T22">index) {</text:span><text:line-break/><text:span text:style-name="T22"> <text:s text:c="7"/></text:span><text:span text:style-name="T16">decimal </text:span><text:span text:style-name="T22">f2 </text:span><text:span text:style-name="T30">= </text:span><text:span text:style-name="T22">f0 </text:span><text:span text:style-name="T30">+ </text:span><text:span text:style-name="T22">f1;</text:span><text:line-break/><text:span text:style-name="T22"> <text:s text:c="7"/>f0 </text:span><text:span text:style-name="T30">= </text:span><text:span text:style-name="T22">f1;</text:span><text:line-break/><text:span text:style-name="T22"> <text:s text:c="7"/>f1 </text:span><text:span text:style-name="T30">= </text:span><text:span text:style-name="T22">f2;</text:span><text:line-break/><text:span text:style-name="T22"> <text:s text:c="7"/></text:span><text:span text:style-name="T36">Console</text:span><text:span text:style-name="T22">.</text:span><text:span text:style-name="T19">WriteLine</text:span><text:span text:style-name="T22">(index </text:span><text:span text:style-name="T30">+ </text:span><text:span text:style-name="T33">": " </text:span><text:span text:style-name="T30">+ </text:span><text:span text:style-name="T22">f2);</text:span><text:line-break/><text:span text:style-name="T22"> <text:s text:c="3"/>}</text:span><text:line-break/><text:span text:style-name="T22">}</text:span></text:p>
      <text:p text:style-name="P18"><text:span text:style-name="T11"/></text:p>
      <text:p text:style-name="P18"><text:span text:style-name="T11"/></text:p>
      <text:p text:style-name="P18"><text:span text:style-name="T11"/></text:p>
      <text:p text:style-name="P18"><text:span text:style-name="T11"/></text:p>
      <text:p text:style-name="P18"><text:span text:style-name="T11"/></text:p>
      <text:p text:style-name="P18"><text:span text:style-name="T11"/></text:p>
      <text:p text:style-name="P18"><text:span text:style-name="T11"/></text:p>
      <text:p text:style-name="P18"><text:span text:style-name="T11"/></text:p>
      <text:p text:style-name="P18"><text:span text:style-name="T11"/></text:p>
      <text:p text:style-name="P18"><text:span text:style-name="T11"/></text:p>
      <text:p text:style-name="P18"><text:soft-page-break/><text:span text:style-name="T11"/></text:p>
      <text:p text:style-name="P27">Задание <text:span text:style-name="T48">3</text:span>:</text:p>
      <text:p text:style-name="P9"><text:bookmark text:name="docs-internal-guid-19fcc600-7fff-9d99-7204-59f7f4a226ce"/>Сделать преобразователь из римской системы счисления в десятичную. На вход программе в качестве единственного аргумента передается строка - число в римской системе счисления. Необходимо вывести на консоль соответствующее число в десятичной системе счисления.</text:p>
      <text:p text:style-name="P20"><text:bookmark text:name="docs-internal-guid-b812f66f-7fff-eb68-97f2-d66a743fd24a"/>Пример: </text:p>
      <text:p text:style-name="P21">III = 3</text:p>
      <text:p text:style-name="P21">IV = 4</text:p>
      <text:p text:style-name="P21"><text:bookmark-start text:name="__DdeLink__995_1025702104"/>MMXIX<text:bookmark-end text:name="__DdeLink__995_1025702104"/> = 2019</text:p>
      <text:p text:style-name="P20"/>
      <text:p text:style-name="P9"/>
      <text:p text:style-name="P10">Ход рассуждений:<text:line-break/><text:span text:style-name="T48">В самом начале пошел изучать теорию по римской СС. Оказалось, что правила не очень сложны и достаточно будет записать все символы римской СС, включая например IV(5), чтобы не обрабатывать отдельно эти ситуации. А потом жадно “откусывать” с начала наибольшие по значению символы, последовательно уменьшая строку и увеличивая ответ на десятичное значение “откушенного символа”.</text:span></text:p>
      <text:p text:style-name="P10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Код:</text:p>
      <text:p text:style-name="P11"><text:span text:style-name="T14">public static void </text:span><text:span text:style-name="T23">SubMain</text:span><text:span text:style-name="T20">(</text:span><text:span text:style-name="T14">string</text:span><text:span text:style-name="T20">[] args) {</text:span><text:line-break/><text:span text:style-name="T25"> <text:s text:c="3"/></text:span><text:span text:style-name="T14">if </text:span><text:span text:style-name="T20">(args.</text:span><text:span text:style-name="T46">Length </text:span><text:span text:style-name="T28">!= </text:span><text:span text:style-name="T39">1</text:span><text:span text:style-name="T20">) {</text:span><text:line-break/><text:span text:style-name="T20"> <text:s text:c="7"/></text:span><text:span text:style-name="T34">Console</text:span><text:span text:style-name="T20">.</text:span><text:span text:style-name="T17">WriteLine</text:span><text:span text:style-name="T20">(</text:span><text:span text:style-name="T31">"Wrong arguments, you should give one string - number in Roman, less than MMMCMXCIX (3999)"</text:span><text:span text:style-name="T20">);</text:span><text:line-break/><text:span text:style-name="T20"> <text:s text:c="7"/></text:span><text:span text:style-name="T14">return</text:span><text:span text:style-name="T20">;</text:span><text:line-break/><text:span text:style-name="T20"> <text:s text:c="3"/>}</text:span><text:line-break/><text:line-break/><text:span text:style-name="T20"> <text:s text:c="3"/></text:span><text:span text:style-name="T14">string </text:span><text:span text:style-name="T20">roman </text:span><text:span text:style-name="T28">= </text:span><text:span text:style-name="T20">args[</text:span><text:span text:style-name="T39">0</text:span><text:span text:style-name="T20">];</text:span><text:line-break/><text:line-break/><text:span text:style-name="T20"> <text:s text:c="3"/></text:span><text:span text:style-name="T14">char</text:span><text:span text:style-name="T20">[] alpha </text:span><text:span text:style-name="T28">= </text:span><text:span text:style-name="T20">{</text:span><text:span text:style-name="T31">'I'</text:span><text:span text:style-name="T20">, </text:span><text:span text:style-name="T31">'V'</text:span><text:span text:style-name="T20">, </text:span><text:span text:style-name="T31">'X'</text:span><text:span text:style-name="T20">, </text:span><text:span text:style-name="T31">'L'</text:span><text:span text:style-name="T20">, </text:span><text:span text:style-name="T31">'C'</text:span><text:span text:style-name="T20">, </text:span><text:span text:style-name="T31">'D'</text:span><text:span text:style-name="T20">, </text:span><text:span text:style-name="T31">'M'</text:span><text:span text:style-name="T20">};</text:span><text:line-break/><text:span text:style-name="T20"> <text:s text:c="3"/></text:span><text:span text:style-name="T14">if </text:span><text:span text:style-name="T20">(</text:span><text:span text:style-name="T28">!</text:span><text:span text:style-name="T20">roman.</text:span><text:span text:style-name="T17">All</text:span><text:span text:style-name="T20">(c </text:span><text:span text:style-name="T28">=&gt; </text:span><text:span text:style-name="T20">alpha.</text:span><text:span text:style-name="T17">Contains</text:span><text:span text:style-name="T20">(c))) {</text:span><text:line-break/><text:span text:style-name="T20"> <text:s text:c="7"/></text:span><text:span text:style-name="T34">Console</text:span><text:span text:style-name="T20">.</text:span><text:span text:style-name="T17">WriteLine</text:span><text:span text:style-name="T20">(</text:span><text:span text:style-name="T31">"You can use only I = 1, V = 5, X = 10, L = 50, C = 100, D = 500, M = 1000"</text:span><text:span text:style-name="T20">);</text:span><text:line-break/><text:span text:style-name="T20"> <text:s text:c="7"/></text:span><text:span text:style-name="T14">return</text:span><text:span text:style-name="T20">;</text:span><text:line-break/><text:span text:style-name="T20"> <text:s text:c="3"/>}</text:span></text:p>
      <text:p text:style-name="P13"/>
      <text:p text:style-name="P11"><text:span text:style-name="T21"><text:s text:c="4"/></text:span><text:span text:style-name="T35">Regex </text:span><text:span text:style-name="T21">regex </text:span><text:span text:style-name="T29">= </text:span><text:span text:style-name="T15">new </text:span><text:span text:style-name="T35">Regex</text:span><text:span text:style-name="T21">(</text:span><text:span text:style-name="T32">"</text:span><text:span text:style-name="T38">^</text:span><text:span text:style-name="T32">M</text:span><text:span text:style-name="T38">{0,3}</text:span><text:span text:style-name="T26">(</text:span><text:span text:style-name="T32">CM</text:span><text:span text:style-name="T38">|</text:span><text:span text:style-name="T32">CD</text:span><text:span text:style-name="T38">|</text:span><text:span text:style-name="T32">D</text:span><text:span text:style-name="T38">?</text:span><text:span text:style-name="T32">C</text:span><text:span text:style-name="T38">{0,3}</text:span><text:span text:style-name="T26">)(</text:span><text:span text:style-name="T32">XC</text:span><text:span text:style-name="T38">|</text:span><text:span text:style-name="T32">XL</text:span><text:span text:style-name="T38">|</text:span><text:span text:style-name="T32">L</text:span><text:span text:style-name="T38">?</text:span><text:span text:style-name="T32">X</text:span><text:span text:style-name="T38">{0,3}</text:span><text:span text:style-name="T26">)(</text:span><text:span text:style-name="T32">IX</text:span><text:span text:style-name="T38">|</text:span><text:span text:style-name="T32">IV</text:span><text:span text:style-name="T38">|</text:span><text:span text:style-name="T32">V</text:span><text:span text:style-name="T38">?</text:span><text:span text:style-name="T32">I</text:span><text:span text:style-name="T38">{0,3}</text:span><text:span text:style-name="T26">)</text:span><text:span text:style-name="T38">$</text:span><text:span text:style-name="T32">"</text:span><text:span text:style-name="T21">);</text:span><text:span text:style-name="T49"><text:line-break/></text:span><text:span text:style-name="T21"> <text:s text:c="3"/></text:span><text:span text:style-name="T15">if </text:span><text:span text:style-name="T21">(</text:span><text:span text:style-name="T29">!</text:span><text:span text:style-name="T21">regex.</text:span><text:span text:style-name="T18">IsMatch</text:span><text:span text:style-name="T21">(roman)) {</text:span><text:span text:style-name="T49"><text:line-break/></text:span><text:span text:style-name="T21"> <text:s text:c="7"/></text:span><text:span text:style-name="T35">Console</text:span><text:span text:style-name="T21">.</text:span><text:span text:style-name="T18">WriteLine</text:span><text:span text:style-name="T21">(roman </text:span><text:span text:style-name="T29">+ </text:span><text:span text:style-name="T32">" is wrong Roman expression."</text:span><text:span text:style-name="T21">);</text:span><text:span text:style-name="T49"><text:line-break/></text:span><text:span text:style-name="T21"> <text:s text:c="7"/></text:span><text:span text:style-name="T15">return</text:span><text:span text:style-name="T21">;</text:span><text:span text:style-name="T49"><text:line-break/></text:span><text:span text:style-name="T21"> <text:s text:c="3"/>}</text:span><text:line-break/><text:line-break/><text:span text:style-name="T20"> <text:s text:c="3"/></text:span><text:span text:style-name="T34">List</text:span><text:span text:style-name="T28">&lt;</text:span><text:span text:style-name="T34">Tuple</text:span><text:span text:style-name="T28">&lt;</text:span><text:span text:style-name="T14">string</text:span><text:span text:style-name="T20">, </text:span><text:span text:style-name="T14">int</text:span><text:span text:style-name="T28">&gt;&gt; </text:span><text:span text:style-name="T20">fullAlpha </text:span><text:span text:style-name="T28">= </text:span><text:span text:style-name="T14">new </text:span><text:span text:style-name="T34">List</text:span><text:span text:style-name="T28">&lt;</text:span><text:span text:style-name="T34">Tuple</text:span><text:span text:style-name="T28">&lt;</text:span><text:span text:style-name="T14">string</text:span><text:span text:style-name="T20">, </text:span><text:span text:style-name="T14">int</text:span><text:span text:style-name="T28">&gt;&gt; </text:span><text:span text:style-name="T20">{</text:span><text:line-break/><text:span text:style-name="T20"> <text:s text:c="7"/></text:span><text:span text:style-name="T14">new </text:span><text:span text:style-name="T34">Tuple</text:span><text:span text:style-name="T28">&lt;</text:span><text:span text:style-name="T14">string</text:span><text:span text:style-name="T20">, </text:span><text:span text:style-name="T14">int</text:span><text:span text:style-name="T28">&gt;</text:span><text:span text:style-name="T20">(</text:span><text:span text:style-name="T31">"M"</text:span><text:span text:style-name="T20">, </text:span><text:span text:style-name="T39">1000</text:span><text:span text:style-name="T20">),</text:span><text:line-break/><text:span text:style-name="T20"> <text:s text:c="7"/></text:span><text:span text:style-name="T14">new </text:span><text:span text:style-name="T34">Tuple</text:span><text:span text:style-name="T28">&lt;</text:span><text:span text:style-name="T14">string</text:span><text:span text:style-name="T20">, </text:span><text:span text:style-name="T14">int</text:span><text:span text:style-name="T28">&gt;</text:span><text:span text:style-name="T20">(</text:span><text:span text:style-name="T31">"CM"</text:span><text:span text:style-name="T20">, </text:span><text:span text:style-name="T39">900</text:span><text:span text:style-name="T20">),</text:span><text:line-break/><text:span text:style-name="T20"> <text:s text:c="7"/></text:span><text:span text:style-name="T14">new </text:span><text:span text:style-name="T34">Tuple</text:span><text:span text:style-name="T28">&lt;</text:span><text:span text:style-name="T14">string</text:span><text:span text:style-name="T20">, </text:span><text:span text:style-name="T14">int</text:span><text:span text:style-name="T28">&gt;</text:span><text:span text:style-name="T20">(</text:span><text:span text:style-name="T31">"D"</text:span><text:span text:style-name="T20">, </text:span><text:span text:style-name="T39">500</text:span><text:span text:style-name="T20">),</text:span><text:line-break/><text:span text:style-name="T20"> <text:s text:c="7"/></text:span><text:span text:style-name="T14">new </text:span><text:span text:style-name="T34">Tuple</text:span><text:span text:style-name="T28">&lt;</text:span><text:span text:style-name="T14">string</text:span><text:span text:style-name="T20">, </text:span><text:span text:style-name="T14">int</text:span><text:span text:style-name="T28">&gt;</text:span><text:span text:style-name="T20">(</text:span><text:span text:style-name="T31">"CD"</text:span><text:span text:style-name="T20">, </text:span><text:span text:style-name="T39">400</text:span><text:span text:style-name="T20">),</text:span><text:line-break/><text:span text:style-name="T20"> <text:s text:c="7"/></text:span><text:span text:style-name="T14">new </text:span><text:span text:style-name="T34">Tuple</text:span><text:span text:style-name="T28">&lt;</text:span><text:span text:style-name="T14">string</text:span><text:span text:style-name="T20">, </text:span><text:span text:style-name="T14">int</text:span><text:span text:style-name="T28">&gt;</text:span><text:span text:style-name="T20">(</text:span><text:span text:style-name="T31">"C"</text:span><text:span text:style-name="T20">, </text:span><text:span text:style-name="T39">100</text:span><text:span text:style-name="T20">),</text:span><text:line-break/><text:span text:style-name="T20"> <text:s text:c="7"/></text:span><text:span text:style-name="T14">new </text:span><text:span text:style-name="T34">Tuple</text:span><text:span text:style-name="T28">&lt;</text:span><text:span text:style-name="T14">string</text:span><text:span text:style-name="T20">, </text:span><text:span text:style-name="T14">int</text:span><text:span text:style-name="T28">&gt;</text:span><text:span text:style-name="T20">(</text:span><text:span text:style-name="T31">"XC"</text:span><text:span text:style-name="T20">, </text:span><text:span text:style-name="T39">90</text:span><text:span text:style-name="T20">),</text:span><text:line-break/><text:span text:style-name="T20"> <text:s text:c="7"/></text:span><text:span text:style-name="T14">new </text:span><text:span text:style-name="T34">Tuple</text:span><text:span text:style-name="T28">&lt;</text:span><text:span text:style-name="T14">string</text:span><text:span text:style-name="T20">, </text:span><text:span text:style-name="T14">int</text:span><text:span text:style-name="T28">&gt;</text:span><text:span text:style-name="T20">(</text:span><text:span text:style-name="T31">"L"</text:span><text:span text:style-name="T20">, </text:span><text:span text:style-name="T39">50</text:span><text:span text:style-name="T20">),</text:span><text:line-break/><text:span text:style-name="T20"> <text:s text:c="7"/></text:span><text:span text:style-name="T14">new </text:span><text:span text:style-name="T34">Tuple</text:span><text:span text:style-name="T28">&lt;</text:span><text:span text:style-name="T14">string</text:span><text:span text:style-name="T20">, </text:span><text:span text:style-name="T14">int</text:span><text:span text:style-name="T28">&gt;</text:span><text:span text:style-name="T20">(</text:span><text:span text:style-name="T31">"XL"</text:span><text:span text:style-name="T20">, </text:span><text:span text:style-name="T39">40</text:span><text:span text:style-name="T20">),</text:span><text:line-break/><text:span text:style-name="T20"> <text:s text:c="7"/></text:span><text:span text:style-name="T14">new </text:span><text:span text:style-name="T34">Tuple</text:span><text:span text:style-name="T28">&lt;</text:span><text:span text:style-name="T14">string</text:span><text:span text:style-name="T20">, </text:span><text:span text:style-name="T14">int</text:span><text:span text:style-name="T28">&gt;</text:span><text:span text:style-name="T20">(</text:span><text:span text:style-name="T31">"X"</text:span><text:span text:style-name="T20">, </text:span><text:span text:style-name="T39">10</text:span><text:span text:style-name="T20">),</text:span><text:line-break/><text:span text:style-name="T20"> <text:s text:c="7"/></text:span><text:span text:style-name="T14">new </text:span><text:span text:style-name="T34">Tuple</text:span><text:span text:style-name="T28">&lt;</text:span><text:span text:style-name="T14">string</text:span><text:span text:style-name="T20">, </text:span><text:span text:style-name="T14">int</text:span><text:span text:style-name="T28">&gt;</text:span><text:span text:style-name="T20">(</text:span><text:span text:style-name="T31">"IX"</text:span><text:span text:style-name="T20">, </text:span><text:span text:style-name="T39">9</text:span><text:span text:style-name="T20">),</text:span><text:line-break/><text:span text:style-name="T20"> <text:s text:c="7"/></text:span><text:span text:style-name="T14">new </text:span><text:span text:style-name="T34">Tuple</text:span><text:span text:style-name="T28">&lt;</text:span><text:span text:style-name="T14">string</text:span><text:span text:style-name="T20">, </text:span><text:span text:style-name="T14">int</text:span><text:span text:style-name="T28">&gt;</text:span><text:span text:style-name="T20">(</text:span><text:span text:style-name="T31">"V"</text:span><text:span text:style-name="T20">, </text:span><text:span text:style-name="T39">5</text:span><text:span text:style-name="T20">),</text:span><text:line-break/><text:span text:style-name="T20"> <text:s text:c="7"/></text:span><text:span text:style-name="T14">new </text:span><text:span text:style-name="T34">Tuple</text:span><text:span text:style-name="T28">&lt;</text:span><text:span text:style-name="T14">string</text:span><text:span text:style-name="T20">, </text:span><text:span text:style-name="T14">int</text:span><text:span text:style-name="T28">&gt;</text:span><text:span text:style-name="T20">(</text:span><text:span text:style-name="T31">"IV"</text:span><text:span text:style-name="T20">, </text:span><text:span text:style-name="T39">4</text:span><text:span text:style-name="T20">),</text:span><text:line-break/><text:span text:style-name="T20"> <text:s text:c="7"/></text:span><text:span text:style-name="T14">new </text:span><text:span text:style-name="T34">Tuple</text:span><text:span text:style-name="T28">&lt;</text:span><text:span text:style-name="T14">string</text:span><text:span text:style-name="T20">, </text:span><text:span text:style-name="T14">int</text:span><text:span text:style-name="T28">&gt;</text:span><text:span text:style-name="T20">(</text:span><text:span text:style-name="T31">"I"</text:span><text:span text:style-name="T20">, </text:span><text:span text:style-name="T39">1</text:span><text:span text:style-name="T20">)</text:span><text:span text:style-name="T23">,</text:span><text:line-break/><text:span text:style-name="T23"> <text:s text:c="3"/></text:span><text:span text:style-name="T20">}; </text:span><text:line-break/><text:span text:style-name="T20"> <text:s text:c="3"/></text:span><text:line-break/><text:span text:style-name="T20"> <text:s text:c="3"/></text:span><text:span text:style-name="T14">int </text:span><text:span text:style-name="T20">result </text:span><text:span text:style-name="T28">= </text:span><text:span text:style-name="T39">0</text:span><text:span text:style-name="T20">;</text:span><text:line-break/><text:span text:style-name="T20"> <text:s text:c="3"/></text:span><text:span text:style-name="T14">for </text:span><text:span text:style-name="T20">(</text:span><text:span text:style-name="T14">int </text:span><text:span text:style-name="T20">i </text:span><text:span text:style-name="T28">= </text:span><text:span text:style-name="T39">0</text:span><text:span text:style-name="T20">; i </text:span><text:span text:style-name="T28">&lt; </text:span><text:span text:style-name="T20">roman.</text:span><text:span text:style-name="T46">Length</text:span><text:span text:style-name="T20">;) {</text:span><text:line-break/><text:span text:style-name="T20"> <text:s text:c="7"/></text:span><text:span text:style-name="T14">foreach </text:span><text:span text:style-name="T20">(</text:span><text:span text:style-name="T14">var </text:span><text:span text:style-name="T20">symbol </text:span><text:span text:style-name="T14">in </text:span><text:span text:style-name="T20">fullAlpha) {</text:span><text:line-break/><text:span text:style-name="T20"> <text:s text:c="11"/></text:span><text:span text:style-name="T14">string </text:span><text:span text:style-name="T20">symbolString </text:span><text:span text:style-name="T28">= </text:span><text:span text:style-name="T20">symbol.</text:span><text:span text:style-name="T46">Item1</text:span><text:span text:style-name="T20">;</text:span><text:line-break/><text:span text:style-name="T20"> <text:s text:c="11"/></text:span><text:span text:style-name="T14">int </text:span><text:span text:style-name="T20">symbolValue </text:span><text:span text:style-name="T28">= </text:span><text:span text:style-name="T20">symbol.</text:span><text:span text:style-name="T46">Item2</text:span><text:span text:style-name="T20">;</text:span><text:line-break/><text:span text:style-name="T20"> <text:s text:c="11"/></text:span><text:span text:style-name="T14">if </text:span><text:span text:style-name="T20">(i </text:span><text:span text:style-name="T28">+ </text:span><text:span text:style-name="T20">symbolString.</text:span><text:span text:style-name="T46">Length </text:span><text:span text:style-name="T28">&lt;= </text:span><text:span text:style-name="T20">roman.</text:span><text:span text:style-name="T46">Length <text:s/></text:span><text:line-break/><text:span text:style-name="T46"> <text:s text:c="15"/></text:span><text:span text:style-name="T28">&amp;&amp; </text:span><text:span text:style-name="T20">roman.</text:span><text:span text:style-name="T17">Substring</text:span><text:span text:style-name="T20">(i, symbolString.</text:span><text:span text:style-name="T46">Length</text:span><text:span text:style-name="T20">) </text:span><text:span text:style-name="T28">== </text:span><text:span text:style-name="T20">symbolString) {</text:span><text:line-break/><text:span text:style-name="T20"> <text:s text:c="15"/>result </text:span><text:span text:style-name="T28">+= </text:span><text:span text:style-name="T20">symbolValue;</text:span><text:line-break/><text:span text:style-name="T20"> <text:s text:c="15"/>i </text:span><text:span text:style-name="T28">+= </text:span><text:span text:style-name="T20">symbolString.</text:span><text:span text:style-name="T46">Length</text:span><text:span text:style-name="T20">;</text:span><text:line-break/><text:span text:style-name="T20"> <text:s text:c="15"/></text:span><text:span text:style-name="T14">break</text:span><text:span text:style-name="T20">;</text:span><text:line-break/><text:span text:style-name="T20"> <text:s text:c="11"/>}</text:span><text:line-break/><text:span text:style-name="T20"> <text:s text:c="7"/>}</text:span><text:line-break/><text:span text:style-name="T20"> <text:s text:c="3"/>}</text:span><text:line-break/><text:span text:style-name="T20"> <text:s text:c="3"/></text:span><text:span text:style-name="T34">Console</text:span><text:span text:style-name="T20">.</text:span><text:span text:style-name="T17">WriteLine</text:span><text:span text:style-name="T20">(result);</text:span><text:line-break/><text:span text:style-name="T20">}</text:span></text:p>
      <text:p text:style-name="P11"/>
      <text:p text:style-name="P12"/>
      <text:p text:style-name="P12"><text:soft-page-break/>Другое решение:<text:line-break/>Наверняка кто-то до меня уже сделал это в библиотеке, но библиотеки я не нашел. Зато нашел много сайтов и выбрал один из них. Посмотрел какие пакеты он отсылает и повторил по аналогии:</text:p>
      <text:p text:style-name="P12"><text:span text:style-name="T14">public static void </text:span><text:span text:style-name="T23">SubMain</text:span><text:span text:style-name="T20">(</text:span><text:span text:style-name="T14">string</text:span><text:span text:style-name="T20">[] args) {</text:span><text:line-break/><text:span text:style-name="T25"> <text:s text:c="3"/></text:span><text:span text:style-name="T14">if </text:span><text:span text:style-name="T20">(args.</text:span><text:span text:style-name="T46">Length </text:span><text:span text:style-name="T28">!= </text:span><text:span text:style-name="T39">1</text:span><text:span text:style-name="T20">) {</text:span><text:line-break/><text:span text:style-name="T20"> <text:s text:c="7"/></text:span><text:span text:style-name="T34">Console</text:span><text:span text:style-name="T20">.</text:span><text:span text:style-name="T17">WriteLine</text:span><text:span text:style-name="T20">(</text:span><text:span text:style-name="T31">"Wrong arguments, you should give one string - number in Roman, not more than MMMCMXCIX (3999)"</text:span><text:span text:style-name="T20">);</text:span><text:line-break/><text:span text:style-name="T20"> <text:s text:c="7"/></text:span><text:span text:style-name="T14">return</text:span><text:span text:style-name="T20">;</text:span><text:line-break/><text:span text:style-name="T20"> <text:s text:c="3"/>}</text:span><text:line-break/><text:line-break/><text:span text:style-name="T20"> <text:s text:c="3"/></text:span><text:span text:style-name="T14">string </text:span><text:span text:style-name="T20">roman </text:span><text:span text:style-name="T28">= </text:span><text:span text:style-name="T20">args[</text:span><text:span text:style-name="T39">0</text:span><text:span text:style-name="T20">];</text:span><text:line-break/><text:span text:style-name="T20"> <text:s text:c="3"/></text:span><text:line-break/><text:span text:style-name="T20"> <text:s text:c="3"/></text:span><text:span text:style-name="T14">char</text:span><text:span text:style-name="T20">[] alpha </text:span><text:span text:style-name="T28">= </text:span><text:span text:style-name="T20">{</text:span><text:span text:style-name="T31">'I'</text:span><text:span text:style-name="T20">, </text:span><text:span text:style-name="T31">'V'</text:span><text:span text:style-name="T20">, </text:span><text:span text:style-name="T31">'X'</text:span><text:span text:style-name="T20">, </text:span><text:span text:style-name="T31">'L'</text:span><text:span text:style-name="T20">, </text:span><text:span text:style-name="T31">'C'</text:span><text:span text:style-name="T20">, </text:span><text:span text:style-name="T31">'D'</text:span><text:span text:style-name="T20">, </text:span><text:span text:style-name="T31">'M'</text:span><text:span text:style-name="T20">};</text:span><text:line-break/><text:span text:style-name="T20"> <text:s text:c="3"/></text:span><text:span text:style-name="T14">if </text:span><text:span text:style-name="T20">(</text:span><text:span text:style-name="T28">!</text:span><text:span text:style-name="T20">roman.</text:span><text:span text:style-name="T17">All</text:span><text:span text:style-name="T20">(c </text:span><text:span text:style-name="T28">=&gt; </text:span><text:span text:style-name="T20">alpha.</text:span><text:span text:style-name="T17">Contains</text:span><text:span text:style-name="T20">(c))) {</text:span><text:line-break/><text:span text:style-name="T20"> <text:s text:c="7"/></text:span><text:span text:style-name="T34">Console</text:span><text:span text:style-name="T20">.</text:span><text:span text:style-name="T17">WriteLine</text:span><text:span text:style-name="T20">(</text:span><text:span text:style-name="T31">"You can use only I = 1, V = 5, X = 10, L = 50, C = 100, D = 500, M = 1000"</text:span><text:span text:style-name="T20">);</text:span><text:line-break/><text:span text:style-name="T20"> <text:s text:c="7"/></text:span><text:span text:style-name="T14">return</text:span><text:span text:style-name="T20">;</text:span><text:line-break/><text:span text:style-name="T20"> <text:s text:c="3"/>}</text:span><text:line-break/><text:span text:style-name="T20"> <text:s text:c="3"/></text:span><text:line-break/><text:span text:style-name="T20"> <text:s text:c="3"/></text:span><text:span text:style-name="T34">Regex </text:span><text:span text:style-name="T20">regex </text:span><text:span text:style-name="T28">= </text:span><text:span text:style-name="T14">new </text:span><text:span text:style-name="T34">Regex</text:span><text:span text:style-name="T20">(</text:span><text:span text:style-name="T31">"</text:span><text:span text:style-name="T37">^</text:span><text:span text:style-name="T31">M</text:span><text:span text:style-name="T37">{0,3}</text:span><text:span text:style-name="T25">(</text:span><text:span text:style-name="T31">CM</text:span><text:span text:style-name="T37">|</text:span><text:span text:style-name="T31">CD</text:span><text:span text:style-name="T37">|</text:span><text:span text:style-name="T31">D</text:span><text:span text:style-name="T37">?</text:span><text:span text:style-name="T31">C</text:span><text:span text:style-name="T37">{0,3}</text:span><text:span text:style-name="T25">)(</text:span><text:span text:style-name="T31">XC</text:span><text:span text:style-name="T37">|</text:span><text:span text:style-name="T31">XL</text:span><text:span text:style-name="T37">|</text:span><text:span text:style-name="T31">L</text:span><text:span text:style-name="T37">?</text:span><text:span text:style-name="T31">X</text:span><text:span text:style-name="T37">{0,3}</text:span><text:span text:style-name="T25">)(</text:span><text:span text:style-name="T31">IX</text:span><text:span text:style-name="T37">|</text:span><text:span text:style-name="T31">IV</text:span><text:span text:style-name="T37">|</text:span><text:span text:style-name="T31">V</text:span><text:span text:style-name="T37">?</text:span><text:span text:style-name="T31">I</text:span><text:span text:style-name="T37">{0,3}</text:span><text:span text:style-name="T25">)</text:span><text:span text:style-name="T37">$</text:span><text:span text:style-name="T31">"</text:span><text:span text:style-name="T20">);</text:span><text:line-break/><text:span text:style-name="T20"> <text:s text:c="3"/></text:span><text:span text:style-name="T14">if </text:span><text:span text:style-name="T20">(</text:span><text:span text:style-name="T28">!</text:span><text:span text:style-name="T20">regex.</text:span><text:span text:style-name="T17">IsMatch</text:span><text:span text:style-name="T20">(roman)) {</text:span><text:line-break/><text:span text:style-name="T20"> <text:s text:c="7"/></text:span><text:span text:style-name="T34">Console</text:span><text:span text:style-name="T20">.</text:span><text:span text:style-name="T17">WriteLine</text:span><text:span text:style-name="T20">(roman </text:span><text:span text:style-name="T28">+ </text:span><text:span text:style-name="T31">" is wrong Roman expression."</text:span><text:span text:style-name="T20">);</text:span><text:line-break/><text:span text:style-name="T20"> <text:s text:c="7"/></text:span><text:span text:style-name="T14">return</text:span><text:span text:style-name="T20">;</text:span><text:line-break/><text:span text:style-name="T20"> <text:s text:c="3"/>}</text:span><text:line-break/><text:span text:style-name="T20"> <text:s text:c="3"/></text:span><text:line-break/><text:span text:style-name="T20"> <text:s text:c="3"/></text:span><text:span text:style-name="T14">string </text:span><text:span text:style-name="T20">html, url </text:span><text:span text:style-name="T28">= </text:span><text:span text:style-name="T31">@"https://www.tools4noobs.com/?action=ajax_roman_decimal&amp;m=1&amp;number=" </text:span><text:span text:style-name="T28">+ </text:span><text:span text:style-name="T20">roman;</text:span><text:line-break/><text:line-break/><text:span text:style-name="T20"> <text:s text:c="3"/></text:span><text:span text:style-name="T34">HttpWebRequest </text:span><text:span text:style-name="T20">request </text:span><text:span text:style-name="T28">= </text:span><text:span text:style-name="T20">(</text:span><text:span text:style-name="T34">HttpWebRequest</text:span><text:span text:style-name="T20">)</text:span><text:span text:style-name="T34">WebRequest</text:span><text:span text:style-name="T20">.</text:span><text:span text:style-name="T17">Create</text:span><text:span text:style-name="T20">(url);</text:span><text:line-break/><text:span text:style-name="T20"> <text:s text:c="3"/>request.</text:span><text:span text:style-name="T46">AutomaticDecompression </text:span><text:span text:style-name="T28">= </text:span><text:span text:style-name="T41">DecompressionMethods</text:span><text:span text:style-name="T20">.</text:span><text:span text:style-name="T47">GZip</text:span><text:span text:style-name="T20">;</text:span><text:line-break/><text:line-break/><text:span text:style-name="T20"> <text:s text:c="3"/></text:span><text:span text:style-name="T14">using </text:span><text:span text:style-name="T20">(</text:span><text:span text:style-name="T34">HttpWebResponse </text:span><text:span text:style-name="T20">response </text:span><text:span text:style-name="T28">= </text:span><text:span text:style-name="T20">(</text:span><text:span text:style-name="T34">HttpWebResponse</text:span><text:span text:style-name="T20">)request.</text:span><text:span text:style-name="T17">GetResponse</text:span><text:span text:style-name="T20">())</text:span><text:line-break/><text:span text:style-name="T20"> <text:s text:c="3"/></text:span><text:span text:style-name="T14">using </text:span><text:span text:style-name="T20">(</text:span><text:span text:style-name="T34">Stream </text:span><text:span text:style-name="T20">stream </text:span><text:span text:style-name="T28">= </text:span><text:span text:style-name="T20">response.</text:span><text:span text:style-name="T17">GetResponseStream</text:span><text:span text:style-name="T20">())</text:span><text:line-break/><text:span text:style-name="T20"> <text:s text:c="3"/></text:span><text:span text:style-name="T14">using </text:span><text:span text:style-name="T20">(</text:span><text:span text:style-name="T34">StreamReader </text:span><text:span text:style-name="T20">reader </text:span><text:span text:style-name="T28">= </text:span><text:span text:style-name="T14">new </text:span><text:span text:style-name="T34">StreamReader</text:span><text:span text:style-name="T20">(stream))</text:span><text:line-break/><text:span text:style-name="T20"> <text:s text:c="3"/>{</text:span><text:line-break/><text:span text:style-name="T20"> <text:s text:c="7"/>html </text:span><text:span text:style-name="T28">= </text:span><text:span text:style-name="T20">reader.</text:span><text:span text:style-name="T17">ReadToEnd</text:span><text:span text:style-name="T20">();</text:span><text:line-break/><text:span text:style-name="T20"> <text:s text:c="3"/>}</text:span><text:line-break/><text:line-break/><text:span text:style-name="T20"> <text:s text:c="3"/></text:span><text:span text:style-name="T34">Console</text:span><text:span text:style-name="T20">.</text:span><text:span text:style-name="T17">WriteLine</text:span><text:span text:style-name="T20">(html.</text:span><text:span text:style-name="T17">Split</text:span><text:span text:style-name="T20">(</text:span><text:span text:style-name="T31">'&gt;'</text:span><text:span text:style-name="T20">)[</text:span><text:span text:style-name="T39">1</text:span><text:span text:style-name="T20">].</text:span><text:span text:style-name="T17">Split</text:span><text:span text:style-name="T20">(</text:span><text:span text:style-name="T31">'&lt;'</text:span><text:span text:style-name="T20">)[</text:span><text:span text:style-name="T39">0</text:span><text:span text:style-name="T20">]);</text:span><text:line-break/><text:span text:style-name="T20">}</text:span></text:p>
      <text:p text:style-name="P14"/>
      <text:p text:style-name="P12"/>
      <text:p text:style-name="P11"/>
      <text:p text:style-name="P11"/>
      <text:p text:style-name="P11"/>
      <text:p text:style-name="P19"><text:span text:style-name="T11"/></text:p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alibri" svg:font-family="Calibri" style:font-family-generic="roman" style:font-pitch="variable"/>
    <style:font-face style:name="DejaVu Sans Mono" svg:font-family="'DejaVu Sans Mono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6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Полина Русских</meta:initial-creator>
    <meta:editing-cycles>3</meta:editing-cycles>
    <meta:creation-date>2019-09-16T12:05:00</meta:creation-date>
    <dc:date>2019-09-29T17:13:22.353300231</dc:date>
    <meta:editing-duration>PT6M22S</meta:editing-duration>
    <meta:generator>LibreOffice/6.2.7.1$Linux_X86_64 LibreOffice_project/20$Build-1</meta:generator>
    <meta:document-statistic meta:table-count="0" meta:image-count="0" meta:object-count="0" meta:page-count="7" meta:paragraph-count="34" meta:word-count="846" meta:character-count="7132" meta:non-whitespace-character-count="5389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